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normal" fo:font-family="Calibri" style:font-family-asian="Calibri" style:font-family-complex="Calibri" fo:background-color="transparent" fo:color="#666666" fo:font-style="italic"/>
    </style:style>
    <style:style style:name="T34" style:family="text">
      <style:text-properties fo:font-size="18.00pt" fo:font-weight="normal" fo:font-family="Calibri" style:font-family-asian="Calibri" style:font-family-complex="Calibri" fo:background-color="transparent" fo:color="#666666"/>
    </style:style>
    <style:style style:name="T3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00.00%" fo:text-align="center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right="-3.20p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00.00%" fo:text-align="center" fo:margin-bottom="10.00pt"/>
    </style:style>
    <style:style style:name="P21" style:family="paragraph">
      <style:paragraph-properties fo:line-height="115.00%" fo:text-align="center" fo:margin-bottom="10.00pt"/>
    </style:style>
  </office:automatic-styles>
  <office:body>
    <office:text>
      <text:p text:style-name="P1"><draw:frame text:anchor-type="as-char" svg:width="152.40mm" svg:height="60.85mm" style:rel-width="scale" style:rel-height="scale"><draw:object-ole xlink:href="OleObj1"/><draw:image xlink:href="ObjectReplacements/OleObj1"/></draw:frame><text:span text:style-name="T1"/></text:p>
      <text:p text:style-name="P2"><text:span text:style-name="T2">V1.2</text:span></text:p>
      <text:p text:style-name="P3"><text:span text:style-name="T3"/></text:p>
      <text:p text:style-name="P4"><text:span text:style-name="T4">Intro</text:span><text:span text:style-name="T5"/></text:p>
      <text:p text:style-name="P4"><text:span text:style-name="T6">Thank you for purchasing this asset. If you have any questions or concerns, please contact us at<text:s/></text:span><text:a xlink:href="http://www.visyde.com/Contacts/"><text:span text:style-name="T7">http://www.visyde.com/Contacts/</text:span></text:a><text:span text:style-name="T8">.</text:span></text:p>
      <text:p text:style-name="P4"><text:span text:style-name="T9"/></text:p>
      <text:p text:style-name="P4"><text:span text:style-name="T10">This documentation will guide you through the BattleCards asset. Please follow this guide to fully understand the kit.</text:span></text:p>
      <text:p text:style-name="P4"><text:span text:style-name="T10"/></text:p>
      <text:p text:style-name="P5"><text:span text:style-name="T11">Features</text:span><text:span text:style-name="T12"/></text:p>
      <text:p text:style-name="P6"><text:span text:style-name="T12">- Full AI opponent</text:span></text:p>
      <text:p text:style-name="P6"><text:span text:style-name="T12">- Deck customization (Save &amp; Load)</text:span></text:p>
      <text:p text:style-name="P6"><text:span text:style-name="T12">- *NEW* Multiple unlimited decks</text:span></text:p>
      <text:p text:style-name="P6"><text:span text:style-name="T12">- Easy-to-customize card templates</text:span></text:p>
      <text:p text:style-name="P6"><text:span text:style-name="T12">- Lots of card stats combinations</text:span></text:p>
      <text:p text:style-name="P6"><text:span text:style-name="T12">- Ready made spell card effect logics</text:span></text:p>
      <text:p text:style-name="P6"><text:span text:style-name="T12">- Mix card effects to create a unique card!</text:span></text:p>
      <text:p text:style-name="P6"><text:span text:style-name="T12">- Fully documented code</text:span></text:p>
      <text:p text:style-name="P6"><text:span text:style-name="T12">- Tooltip system and Custom Tooltips!</text:span></text:p>
      <text:p text:style-name="P6"><text:span text:style-name="T12"/></text:p>
      <text:p text:style-name="P7"><text:span text:style-name="T13">The Playing Area</text:span></text:p>
      <text:p text:style-name="P8"><text:span text:style-name="T14">Each player has a base (which is the one you have to defend), a battle zone, a spell zone, and a hand zone.</text:span><text:span text:style-name="T15"/></text:p>
      <text:p text:style-name="P9"><draw:frame text:anchor-type="as-char" svg:width="145.52mm" svg:height="81.76mm" style:rel-width="scale" style:rel-height="scale"><draw:object-ole xlink:href="OleObj2"/><draw:image xlink:href="ObjectReplacements/OleObj2"/></draw:frame><text:span text:style-name="T15"/></text:p>
      <text:p text:style-name="P10"><text:span text:style-name="T16">Base:</text:span></text:p>
      <text:p text:style-name="P10"><text:span text:style-name="T17"><text:s/>-The heart of the players. Defend it and destroy the opponent's.</text:span></text:p>
      <text:p text:style-name="P10"><text:span text:style-name="T18">Battle Zone:<text:s/></text:span><text:span text:style-name="T19"/></text:p>
      <text:p text:style-name="P11"><text:span text:style-name="T20">-Creature cards are deployed here.</text:span></text:p>
      <text:p text:style-name="P11"><text:span text:style-name="T21">Spell Zone:</text:span><text:span text:style-name="T22"/></text:p>
      <text:p text:style-name="P11"><text:span text:style-name="T22">-Spell cards are deployed here.</text:span></text:p>
      <text:p text:style-name="P11"><text:span text:style-name="T22"/></text:p>
      <text:p text:style-name="P12"><text:span text:style-name="T23">How To Play</text:span></text:p>
      <text:p text:style-name="P13"><text:span text:style-name="T24">- Each player will have their own "base" which they must defend. A 'base' will have a starting health of 25.</text:span></text:p>
      <text:p text:style-name="P13"><text:span text:style-name="T24">- There are different zones for each type of cards, so creature cards can only be deployed in Battle Zone while spell cards are only in Spell zone.</text:span></text:p>
      <text:p text:style-name="P13"><text:span text:style-name="T25">- Some creature cards can only attack cards, some can only attack the base, and there are those that can attack both.</text:span></text:p>
      <text:p text:style-name="P13"><text:span text:style-name="T25">- Spell cards can affect creature cards as well as bases. They are activated automatically once deployed.</text:span></text:p>
      <text:p text:style-name="P13"><text:span text:style-name="T25"/></text:p>
      <text:p text:style-name="P14"><text:span text:style-name="T26">How To Make A New Card</text:span><text:span text:style-name="T27"/></text:p>
      <text:p text:style-name="P15"><text:span text:style-name="T27">1.) Locate the "Card_Template" prefab under "BattleCards/Prefabs/Cards/".</text:span></text:p>
      <text:p text:style-name="P15"><text:span text:style-name="T27">2.) Place it in an empty scene, and make it a child of a canvas.</text:span></text:p>
      <text:p text:style-name="P15"><text:span text:style-name="T27">3.) The "Card_Template" has a component called "V_Cards.cs", change the card name, stats, extra effects, graphics, etc.</text:span></text:p>
      <text:p text:style-name="P15"><text:span text:style-name="T27">4.) Make a new prefab of the card by dragging it in to the project panel.</text:span></text:p>
      <text:p text:style-name="P15"><text:span text:style-name="T27">5.) Locate and open the "MainMenu" scene under "BattleCards/Demo/Scenes".</text:span></text:p>
      <text:p text:style-name="P15"><text:span text:style-name="T27">6.) In the Hierarchy panel, there is a "Card_Collections" object which contains the "V_CardCollections" script, select it.</text:span></text:p>
      <text:p text:style-name="P15"><text:span text:style-name="T27">7.) Now, in the Inspector panel you will see an array variable called "Game Cards" which has a size of 6. Make it 7 then drag your new card prefab to the last element slot of the variable.</text:span></text:p>
      <text:p text:style-name="P15"><text:span text:style-name="T27">8.) Save the scene and play the demo. You can now access the new card via the Deck Editor.</text:span></text:p>
      <text:p text:style-name="P15"><text:span text:style-name="T27"/></text:p>
      <text:p text:style-name="P16"><text:span text:style-name="T28">How To Customize The Gameplay</text:span></text:p>
      <text:p text:style-name="P17"><text:span text:style-name="T29">1.) Locate the "InGame" scene under "BattleCards/Demo/Scenes".</text:span></text:p>
      <text:p text:style-name="P17"><text:span text:style-name="T29">2.) There is a game object called "GAME_MANAGER", select it.</text:span></text:p>
      <text:p text:style-name="P17"><text:span text:style-name="T29">3.) In the inspector panel, you will see a component called</text:span></text:p>
      <text:p text:style-name="P17"><text:span text:style-name="T29"><text:s text:c="4"/>"V_GameManager" which holds all the data for the current</text:span></text:p>
      <text:p text:style-name="P17"><text:span text:style-name="T29"><text:s text:c="4"/>level/game.</text:span></text:p>
      <text:p text:style-name="P17"><text:span text:style-name="T29">4.) Change the values in it and save the scene.</text:span></text:p>
      <text:p text:style-name="P17"><text:span text:style-name="T29">5.) Go to the "MainMenu" scene and hit play.</text:span></text:p>
      <text:p text:style-name="P17"><text:span text:style-name="T29"/></text:p>
      <text:p text:style-name="P18"><text:span text:style-name="T30">Miscellaneous Infos</text:span><text:span text:style-name="T31"/></text:p>
      <text:p text:style-name="P18"><text:span text:style-name="T31">-Decks are saved separately so each deck will have its own key in the PlayerPrefs. Decks are saved as a JSON-format string.</text:span></text:p>
      <text:p text:style-name="P18"><text:span text:style-name="T31">-Players can rename decks while in the Deck Editor.</text:span></text:p>
      <text:p text:style-name="P18"><text:span text:style-name="T31">-View a card by right-clicking on it in-game.</text:span></text:p>
      <text:p text:style-name="P19"><text:span text:style-name="T32"/></text:p>
      <text:p text:style-name="P19"><text:span text:style-name="T32"/></text:p>
      <text:p text:style-name="P19"><text:span text:style-name="T33">*This documentation is still under development so there will be more things to be covered in the next update.</text:span><text:span text:style-name="T34"/></text:p>
      <text:p text:style-name="P19"><text:span text:style-name="T35"/></text:p>
      <text:p text:style-name="P19"><text:span text:style-name="T35"/></text:p>
      <text:p text:style-name="P20"><text:span text:style-name="T36"/></text:p>
      <text:p text:style-name="P21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